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none" fo:country="none" fo:font-weight="bold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Activity Name</text:p>
          </table:table-cell>
          <table:table-cell table:style-name="ce5" office:value-type="string">
            <text:p>Hours Spend</text:p>
          </table:table-cell>
        </table:table-row>
        <table:table-row table:style-name="ro2">
          <table:table-cell table:style-name="ce2" office:value-type="date" office:date-value="2013-01-19">
            <text:p>19/01/13</text:p>
          </table:table-cell>
          <table:table-cell office:value-type="string">
            <text:p>Create a use case Diagram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table:style-name="ce2" office:value-type="date" office:date-value="2013-01-21">
            <text:p>21/01/13</text:p>
          </table:table-cell>
          <table:table-cell office:value-type="string">
            <text:p>Case Study and Intercation Scrip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date" office:date-value="2013-01-22">
            <text:p>22/01/13</text:p>
          </table:table-cell>
          <table:table-cell office:value-type="string">
            <text:p>Weekly Meeting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date" office:date-value="2013-01-29">
            <text:p>29/01/13</text:p>
          </table:table-cell>
          <table:table-cell office:value-type="string">
            <text:p>TestTransaction, Interaction Script</text:p>
          </table:table-cell>
          <table:table-cell office:value-type="float" office:value="2">
            <text:p>2</text:p>
          </table:table-cell>
        </table:table-row>
        <table:table-row table:style-name="ro1" table:number-rows-repeated="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1-30T14:28:59</dc:date>
    <dc:creator>Pratibind jha</dc:creator>
    <meta:editing-duration>P0D</meta:editing-duration>
    <meta:editing-cycles>1</meta:editing-cycles>
    <meta:document-statistic meta:table-count="3" meta:cell-count="15" meta:object-count="0"/>
    <meta:generator>LibreOffice/3.5$Linux_x86 LibreOffice_project/350m1$Build-2</meta:generator>
  </office:meta>
</office:document-meta>
</file>